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fa889" officeooo:paragraph-rsid="000fa889"/>
    </style:style>
    <style:style style:name="P2" style:family="paragraph" style:parent-style-name="Text_20_body">
      <style:text-properties style:text-underline-style="solid" style:text-underline-width="auto" style:text-underline-color="font-color" officeooo:rsid="000fa889" officeooo:paragraph-rsid="000fa889"/>
    </style:style>
    <style:style style:name="P3" style:family="paragraph" style:parent-style-name="Text_20_body">
      <style:text-properties style:text-underline-style="none" fo:font-weight="bold" officeooo:rsid="000fa889" officeooo:paragraph-rsid="000fa889" style:font-weight-asian="bold" style:font-weight-complex="bold"/>
    </style:style>
    <style:style style:name="P4" style:family="paragraph" style:parent-style-name="Standard">
      <style:text-properties officeooo:paragraph-rsid="00119c33"/>
    </style:style>
    <style:style style:name="P5" style:family="paragraph" style:parent-style-name="Standard">
      <style:text-properties style:text-underline-style="none" fo:font-weight="normal" officeooo:rsid="00119c33" officeooo:paragraph-rsid="00119c3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37068" officeooo:paragraph-rsid="00119c33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1447af" officeooo:paragraph-rsid="00119c33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4b501" officeooo:paragraph-rsid="00119c33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14b501" officeooo:paragraph-rsid="00119c33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51af0" officeooo:paragraph-rsid="00119c33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151af0" officeooo:paragraph-rsid="00119c33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16f63c" officeooo:paragraph-rsid="00119c33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1886a9" officeooo:paragraph-rsid="00119c33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8e688" officeooo:paragraph-rsid="0018e688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8e688" officeooo:paragraph-rsid="0018e68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b7258" officeooo:paragraph-rsid="0018e688" style:font-weight-asian="normal" style:font-weight-complex="normal"/>
    </style:style>
    <style:style style:name="P17" style:family="paragraph" style:parent-style-name="Standard">
      <style:text-properties style:text-underline-style="none" fo:font-weight="bold" officeooo:rsid="001b7258" officeooo:paragraph-rsid="0018e688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cc32a" officeooo:paragraph-rsid="0018e688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d65b6" officeooo:paragraph-rsid="0018e688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1d65b6" officeooo:paragraph-rsid="0018e68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c33" style:font-weight-asian="bold" style:font-weight-complex="bold"/>
    </style:style>
    <style:style style:name="T3" style:family="text">
      <style:text-properties officeooo:rsid="00134c76"/>
    </style:style>
    <style:style style:name="T4" style:family="text">
      <style:text-properties fo:font-weight="bold" officeooo:rsid="00137068" style:font-weight-asian="bold" style:font-weight-complex="bold"/>
    </style:style>
    <style:style style:name="T5" style:family="text">
      <style:text-properties officeooo:rsid="001447af"/>
    </style:style>
    <style:style style:name="T6" style:family="text">
      <style:text-properties fo:font-weight="bold" officeooo:rsid="001447af" style:font-weight-asian="bold" style:font-weight-complex="bold"/>
    </style:style>
    <style:style style:name="T7" style:family="text">
      <style:text-properties fo:font-weight="normal" officeooo:rsid="0014b501" style:font-weight-asian="normal" style:font-weight-complex="normal"/>
    </style:style>
    <style:style style:name="T8" style:family="text">
      <style:text-properties fo:font-weight="normal" officeooo:rsid="00151af0" style:font-weight-asian="normal" style:font-weight-complex="normal"/>
    </style:style>
    <style:style style:name="T9" style:family="text">
      <style:text-properties fo:font-weight="normal" officeooo:rsid="0016f63c" style:font-weight-asian="normal" style:font-weight-complex="normal"/>
    </style:style>
    <style:style style:name="T10" style:family="text">
      <style:text-properties fo:font-weight="bold" officeooo:rsid="001886a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9604" style:font-weight-asian="normal" style:font-weight-complex="normal"/>
    </style:style>
    <style:style style:name="T13" style:family="text">
      <style:text-properties fo:font-weight="normal" officeooo:rsid="001b7258" style:font-weight-asian="normal" style:font-weight-complex="normal"/>
    </style:style>
    <style:style style:name="T14" style:family="text">
      <style:text-properties fo:font-weight="bold" officeooo:rsid="001cc32a" style:font-weight-asian="bold" style:font-weight-complex="bold"/>
    </style:style>
    <style:style style:name="T15" style:family="text">
      <style:text-properties fo:font-weight="normal" officeooo:rsid="001d65b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s Recuperación Ud7</text:p>
      <text:p text:style-name="P2"/>
      <text:p text:style-name="P2"/>
      <text:p text:style-name="P2"/>
      <text:p text:style-name="P2"/>
      <text:p text:style-name="P3">6. Realiza un estudio de caso de mejora de usabilidad para la página web de Zara (https://www.zara.com/). Utiliza para ello los principios heurísticos de usabilidad descritos en el apartado 5.3</text:p>
      <text:p text:style-name="P4">→ <text:span text:style-name="T1">Visibilidad del estado del sistema </text:span><text:span text:style-name="T2">:</text:span></text:p>
      <text:p text:style-name="P5"/>
      <text:p text:style-name="P5"><text:tab/><text:span text:style-name="T3">Mejoraria este principio incorporando idicadores visuales para las acciones.</text:span></text:p>
      <text:p text:style-name="P5"/>
      <text:p text:style-name="P5">→ <text:span text:style-name="T4">Coincidencia entre el sistema y mundo real : </text:span></text:p>
      <text:p text:style-name="P6"/>
      <text:p text:style-name="P6"><text:tab/><text:span text:style-name="T5">Mejoraria este principio substituyendo algunos terminos por un lenguaje mas coloquial.</text:span></text:p>
      <text:p text:style-name="P6"/>
      <text:p text:style-name="P6">→ <text:span text:style-name="T6">Control y liberdad del usuario: </text:span></text:p>
      <text:p text:style-name="P7"/>
      <text:p text:style-name="P7"><text:tab/><text:span text:style-name="T7">Mejoraria este principio permitiendo usar las teclas para interectuar con las paginas por ejemplo usar la tecla ESC para cerrar pestañas.</text:span></text:p>
      <text:p text:style-name="P8"/>
      <text:p text:style-name="P8">→ <text:span text:style-name="T1">Consistencia y estándares: </text:span></text:p>
      <text:p text:style-name="P9"/>
      <text:p text:style-name="P9"><text:tab/><text:span text:style-name="T8">Mejoraria este pricipio nombrando de la misma manera las funciones en la interfaz movil que en la interfaz de escritorio.</text:span></text:p>
      <text:p text:style-name="P10"/>
      <text:p text:style-name="P10">→ <text:span text:style-name="T1">Prevención de Eerrores: </text:span></text:p>
      <text:p text:style-name="P11"/>
      <text:p text:style-name="P11"><text:tab/><text:span text:style-name="T9">Mejoraria este pricipio insetando la validacionde los errores en tiempo real y mensajes claros que el usuario entienda.</text:span></text:p>
      <text:p text:style-name="P12"/>
      <text:p text:style-name="P12">→ <text:span text:style-name="T10">Reconocimiento en lugar de recuerdo: </text:span></text:p>
      <text:p text:style-name="P13"/>
      <text:p text:style-name="P14"><text:tab/><text:span text:style-name="T11">Mejoraria este principio guardando las elecciones mas comunes o las que mas hace el usuario.</text:span></text:p>
      <text:p text:style-name="P15"/>
      <text:p text:style-name="P15">→ <text:span text:style-name="T1">Flexibilidad y eficiencia de uso: </text:span></text:p>
      <text:p text:style-name="P14"/>
      <text:p text:style-name="P14"><text:tab/><text:span text:style-name="T11">Mejoraria este principio incluyendo funciones como la de favoritos como funcion rapida para los usuarios.</text:span></text:p>
      <text:p text:style-name="P15"/>
      <text:p text:style-name="P15">→ <text:span text:style-name="T1">Diseño estético y minimalista: </text:span></text:p>
      <text:p text:style-name="P14"/>
      <text:p text:style-name="P14"><text:tab/><text:span text:style-name="T12">Mejorar</text:span><text:span text:style-name="T13">ia </text:span><text:span text:style-name="T12">este principio </text:span><text:span text:style-name="T13">añadiendo constraste para mejorar la legiubilidad de la pagina.</text:span></text:p>
      <text:p text:style-name="P16"/>
      <text:p text:style-name="P16"><text:soft-page-break/>→ <text:span text:style-name="T1">Ayuda y documentación: </text:span></text:p>
      <text:p text:style-name="P17"/>
      <text:p text:style-name="P17"><text:tab/><text:span text:style-name="T11">Mejoraria este pricipio añadiendo una funcion o un icono de ayuda que sea haccesible en todas las interfaces de la pagina.</text:span></text:p>
      <text:p text:style-name="P16"/>
      <text:p text:style-name="P16"/>
      <text:p text:style-name="P16">→ <text:span text:style-name="T14">Prevención de problemas: </text:span></text:p>
      <text:p text:style-name="P18"/>
      <text:p text:style-name="P18"><text:tab/><text:span text:style-name="T15">Mejoraria este principio incluyendo automaticas para los usuarios basadas en sus interacciones. </text:span></text:p>
      <text:p text:style-name="P19"/>
      <text:p text:style-name="P19"/>
      <text:p text:style-name="P19"/>
      <text:p text:style-name="P20">11.Imagina que vas a llevar a cabo una prueba de usuario para el siguiente sitio web: <text:a xlink:type="simple" xlink:href="https://www.champlaintours.com/" text:style-name="Internet_20_link" text:visited-style-name="Visited_20_Internet_20_Link">https://www.champlaintours.com/</text:a> . Crea un formulario o tabla con las preguntas y tareas concretas. Incluye al menos 2 tareas y 5 pregunta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8:50:41.595859500</meta:creation-date>
    <dc:date>2025-05-09T19:26:00.244520500</dc:date>
    <meta:editing-duration>PT35M13S</meta:editing-duration>
    <meta:editing-cycles>21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23" meta:word-count="279" meta:character-count="1832" meta:non-whitespace-character-count="1555"/>
  </office:meta>
</office:document-meta>
</file>